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4000000DD000000DD40E33DF1.svm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3.4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8.126cm" svg:height="9.642cm" svg:x="15.997cm" svg:y="1.46cm">
            <draw:object draw:notify-on-update-of-ranges="Sheet1.C6:Sheet1.C6 Sheet1.C7:Sheet1.C15 Sheet1.D6:Sheet1.D6 Sheet1.D7:Sheet1.D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 table:number-rows-repeated="5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>
            <text:p>Number of Hidden Neuros</text:p>
          </table:table-cell>
          <table:table-cell table:style-name="ce1" office:value-type="string" calcext:value-type="string">
            <text:p>MSE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1341" calcext:value-type="float">
            <text:p>0,134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187" calcext:value-type="float">
            <text:p>0,1187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178" calcext:value-type="float">
            <text:p>0,1178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1151" calcext:value-type="float">
            <text:p>0,115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1139" calcext:value-type="float">
            <text:p>0,1139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1152" calcext:value-type="float">
            <text:p>0,115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1435" calcext:value-type="float">
            <text:p>0,1144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115" calcext:value-type="float">
            <text:p>0,115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1144" calcext:value-type="float">
            <text:p>0,114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.00.0000</text:date>, <text:time style:data-style-name="N2" text:time-value="14:29:41.0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8.2$Windows_x86 LibreOffice_project/48d50dbfc06349262c9d50868e5c1f630a573ebd</meta:generator>
    <dc:date>2015-09-18T14:57:13.105000000</dc:date>
    <meta:document-statistic meta:table-count="3" meta:cell-count="2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4000000DD000000DD40E33DF1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chart-properties chart:symbol-type="named-symbol" chart:symbol-name="star" chart:symbol-width="0.25cm" chart:symbol-height="0.25cm" chart:link-data-style-to-source="true">
        <chart:symbol-image xlink:href="Pictures/20000004000000DD000000DD40E33DF1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27cm" svg:height="9.643cm" xlink:href=".." xlink:type="simple" chart:class="chart:scatter" chart:style-name="ch1">
        <chart:title svg:x="5.157cm" svg:y="0.328cm" chart:style-name="ch2">
          <text:p>Final Performance and Hidden Neurons</text:p>
        </chart:title>
        <chart:legend chart:legend-position="end" svg:x="16.605cm" svg:y="4.522cm" style:legend-expansion="high" chart:style-name="ch3"/>
        <chart:plot-area chart:style-name="ch4" table:cell-range-address="Sheet1.C6:Sheet1.D15" chart:data-source-has-labels="row" svg:x="1.373cm" svg:y="1.299cm" svg:width="14.87cm" svg:height="7.171cm">
          <chartooo:coordinate-region svg:x="2.656cm" svg:y="1.498cm" svg:width="13.4cm" svg:height="6.325cm"/>
          <chart:axis chart:dimension="x" chart:name="primary-x" chart:style-name="ch5">
            <chart:title svg:x="6.727cm" svg:y="8.662cm" chart:style-name="ch6">
              <text:p>Number of Hidden-Neurons</text:p>
            </chart:title>
          </chart:axis>
          <chart:axis chart:dimension="y" chart:name="primary-y" chart:style-name="ch7">
            <chart:title svg:x="0.451cm" svg:y="6.33cm" chart:style-name="ch8">
              <text:p>Mean-Square-Error</text:p>
            </chart:title>
            <chart:grid chart:style-name="ch9" chart:class="major"/>
          </chart:axis>
          <chart:series chart:style-name="ch10" chart:values-cell-range-address="Sheet1.D7:Sheet1.D15" chart:label-cell-address="Sheet1.D6:Sheet1.D6" chart:class="chart:scatter">
            <chart:domain table:cell-range-address="Sheet1.C7:Sheet1.C15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MSE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C7:Sheet1.C15</svg:desc>
                </draw:g>
              </table:table-cell>
              <table:table-cell office:value-type="float" office:value="0.1341">
                <text:p>0.1341</text:p>
                <draw:g>
                  <svg:desc>Sheet1.D7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187">
                <text:p>0.1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178">
                <text:p>0.1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1151">
                <text:p>0.1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0.1139">
                <text:p>0.1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1152">
                <text:p>0.1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11435">
                <text:p>0.11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1144">
                <text:p>0.1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Windows_x86 LibreOffice_project/48d50dbfc06349262c9d50868e5c1f630a573eb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